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Kaku Gothic Pro" svg:font-family="'Hiragino Kaku Gothic Pro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Hiragino Kaku Gothic Pro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Hiragino Kaku Gothic Pro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Hiragino Kaku Gothic Pro" fo:font-size="10pt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999966" style:font-name="Hiragino Kaku Gothic Pro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color="#0066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0000"/>
    </style:style>
    <style:style style:name="T5" style:family="text">
      <style:text-properties fo:color="#999966"/>
    </style:style>
    <style:style style:name="T6" style:family="text">
      <style:text-properties fo:color="#ff99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RNARD henri</text:p>
      <text:p text:style-name="P1"/>
      <text:p text:style-name="P2">Question nº1 : processus client</text:p>
      <text:p text:style-name="P2"/>
      <text:p text:style-name="P3"><text:span text:style-name="T1">#include</text:span> <text:span text:style-name="T3">« nsy103.h »</text:span></text:p>
      <text:p text:style-name="P3"><text:span text:style-name="T1">int</text:span><text:tab/><text:tab/>main()</text:p>
      <text:p text:style-name="P3">{</text:p>
      <text:p text:style-name="P3"><text:tab/><text:span text:style-name="T1">int</text:span> msqid, id_specatcle, place, choix ;</text:p>
      <text:p text:style-name="P3"><text:tab/>t_requete<text:tab/>msg ;</text:p>
      <text:p text:style-name="P3"><text:tab/>t_reponse<text:tab/>rep ;</text:p>
      <text:p text:style-name="P3"><text:tab/></text:p>
      <text:p text:style-name="P3"><text:tab/><text:span text:style-name="T5">/* connexion a la MSQ*/</text:span></text:p>
      <text:p text:style-name="P3"><text:tab/>msqid = msgget(CLEMSQ, 0) ;</text:p>
      <text:p text:style-name="P4"/>
      <text:p text:style-name="P4"><text:tab/>/* Remplissage des information de base*/</text:p>
      <text:p text:style-name="P3"><text:tab/>msg.pid = getpid() ;</text:p>
      <text:p text:style-name="P3"><text:tab/></text:p>
      <text:p text:style-name="P3"><text:tab/><text:span text:style-name="T2">do</text:span>{</text:p>
      <text:p text:style-name="P3"><text:tab/><text:tab/>printf( <text:span text:style-name="T3">« 1) consulter les spectacles </text:span><text:span text:style-name="T6">\n</text:span><text:span text:style-name="T3"> 2) acheter des places  </text:span><text:span text:style-name="T6">\n</text:span><text:span text:style-name="T3"> 0) quitter</text:span><text:span text:style-name="T6">\n</text:span><text:span text:style-name="T3">»</text:span>) ;</text:p>
      <text:p text:style-name="P3"><text:tab/><text:tab/>scanf( <text:span text:style-name="T3">« </text:span><text:span text:style-name="T6">%d</text:span><text:span text:style-name="T3"> »</text:span><text:span text:style-name="T4">, </text:span>choix) ;</text:p>
      <text:p text:style-name="P3"><text:tab/><text:tab/><text:span text:style-name="T2">if</text:span> (choix == 2)</text:p>
      <text:p text:style-name="P3"><text:tab/><text:tab/>{</text:p>
      <text:p text:style-name="P3"><text:tab/><text:tab/><text:tab/>printf( <text:span text:style-name="T3">« indiquez le spectacle et le nombre de place </text:span><text:span text:style-name="T6">\n</text:span><text:span text:style-name="T3">»</text:span>) ;</text:p>
      <text:p text:style-name="P3"><text:tab/><text:tab/><text:tab/>scanf( <text:span text:style-name="T3">« </text:span><text:span text:style-name="T6">%d%d</text:span><text:span text:style-name="T3"> »</text:span>, id_spectacle, place) ;</text:p>
      <text:p text:style-name="P3"><text:tab/><text:tab/><text:tab/>msg.id_spectacle = id_spectalce ;</text:p>
      <text:p text:style-name="P3"><text:tab/><text:tab/><text:tab/>msg.place = place ;</text:p>
      <text:p text:style-name="P3"><text:tab/><text:tab/>}</text:p>
      <text:p text:style-name="P3"><text:tab/><text:tab/>msg.type = choix ;</text:p>
      <text:p text:style-name="P3"><text:tab/><text:tab/></text:p>
      <text:p text:style-name="P3"><text:tab/><text:tab/><text:span text:style-name="T2">if</text:span> (choix == 1 || choix == 2)</text:p>
      <text:p text:style-name="P3"><text:tab/><text:tab/>{</text:p>
      <text:p text:style-name="P3"><text:tab/><text:span text:style-name="T2"><text:tab/><text:tab/></text:span><text:span text:style-name="T5">/* Envoie de la requête dans la MSQ */</text:span></text:p>
      <text:p text:style-name="P3"><text:tab/><text:tab/><text:tab/>msgsnd(msqid, &amp;msg, <text:span text:style-name="T2">sizeof</text:span>( msg), 0) ;</text:p>
      <text:p text:style-name="P3"/>
      <text:p text:style-name="P3"><text:tab/><text:tab/><text:tab/><text:span text:style-name="T5">/* Réception de la réponse */</text:span></text:p>
      <text:p text:style-name="P3"><text:tab/><text:tab/><text:tab/>msgrcv(msqid, &amp;rep, <text:span text:style-name="T2">sizeof</text:span>(rep), msg.pid, 0) ;</text:p>
      <text:p text:style-name="P3"><text:tab/><text:tab/></text:p>
      <text:p text:style-name="P3"><text:tab/><text:tab/><text:tab/><text:span text:style-name="T5">/* Impression du message de retour suivant le serveur */</text:span></text:p>
      <text:p text:style-name="P3"><text:tab/><text:tab/><text:tab/>printf(<text:span text:style-name="T3">« </text:span><text:span text:style-name="T6">%s</text:span><text:span text:style-name="T3"> »</text:span>, rep.info) ;</text:p>
      <text:p text:style-name="P3"><text:tab/><text:tab/><text:tab/><text:span text:style-name="T2">if</text:span> (choix == 1)</text:p>
      <text:p text:style-name="P3"><text:tab/><text:tab/><text:tab/><text:tab/><text:span text:style-name="T5">/* L'ensemble des spectacle est contenu dans une liste chaînée de <text:tab/><text:tab/><text:tab/><text:tab/> * structure t_billet il faut donc une fonction pour parcourir et </text:span></text:p>
      <text:p text:style-name="P4"><text:tab/><text:tab/><text:tab/><text:tab/> * afficher <text:s/>l'ensemble des spectacle */</text:p>
      <text:p text:style-name="P3"><text:tab/><text:tab/><text:tab/><text:tab/>ft_print_list(rep.data) ;</text:p>
      <text:p text:style-name="P3"><text:tab/><text:tab/>}</text:p>
      <text:p text:style-name="P3"><text:tab/><text:span text:style-name="T2">while </text:span>(choix == 1 || choix == 2) ;</text:p>
      <text:p text:style-name="P3"><text:tab/><text:span text:style-name="T2">return </text:span>(0) ;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Kaku Gothic Pro" svg:font-family="'Hiragino Kaku Gothic Pro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ill tremendous</meta:initial-creator>
    <meta:creation-date>2019-01-23T16:01:33</meta:creation-date>
    <dc:date>2019-01-27T18:24:05</dc:date>
    <dc:creator>bill tremendous</dc:creator>
    <meta:editing-duration>PT41M37S</meta:editing-duration>
    <meta:editing-cycles>6</meta:editing-cycles>
    <meta:generator>OpenOffice/4.1.5$Unix OpenOffice.org_project/415m1$Build-9789</meta:generator>
    <meta:document-statistic meta:table-count="0" meta:image-count="0" meta:object-count="0" meta:page-count="1" meta:paragraph-count="43" meta:word-count="204" meta:character-count="1157"/>
  </office:meta>
</office:document-meta>
</file>